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39cc" officeooo:paragraph-rsid="000039cc"/>
    </style:style>
    <style:style style:name="P2" style:family="paragraph" style:parent-style-name="Standard">
      <style:text-properties officeooo:rsid="00021aca" officeooo:paragraph-rsid="00021aca"/>
    </style:style>
    <style:style style:name="P3" style:family="paragraph" style:parent-style-name="Standard">
      <style:text-properties officeooo:rsid="00021aca" officeooo:paragraph-rsid="00071480"/>
    </style:style>
    <style:style style:name="P4" style:family="paragraph" style:parent-style-name="Standard">
      <style:text-properties officeooo:rsid="000978bd" officeooo:paragraph-rsid="000978bd"/>
    </style:style>
    <style:style style:name="P5" style:family="paragraph" style:parent-style-name="Standard">
      <style:text-properties officeooo:rsid="000ac4c9" officeooo:paragraph-rsid="000ac4c9"/>
    </style:style>
    <style:style style:name="P6" style:family="paragraph" style:parent-style-name="Standard">
      <style:text-properties officeooo:rsid="000b6c66" officeooo:paragraph-rsid="000b6c66"/>
    </style:style>
    <style:style style:name="P7" style:family="paragraph" style:parent-style-name="Standard">
      <style:text-properties officeooo:rsid="000b6c66" officeooo:paragraph-rsid="000d4f5d"/>
    </style:style>
    <style:style style:name="P8" style:family="paragraph" style:parent-style-name="Standard">
      <style:text-properties officeooo:rsid="000b6c66" officeooo:paragraph-rsid="00117afb"/>
    </style:style>
    <style:style style:name="P9" style:family="paragraph" style:parent-style-name="Standard">
      <style:text-properties officeooo:rsid="00117afb" officeooo:paragraph-rsid="00117afb"/>
    </style:style>
    <style:style style:name="P10" style:family="paragraph" style:parent-style-name="Standard">
      <style:text-properties officeooo:rsid="00117afb" officeooo:paragraph-rsid="0013eadd"/>
    </style:style>
    <style:style style:name="P11" style:family="paragraph" style:parent-style-name="Standard">
      <style:text-properties officeooo:rsid="0013eadd" officeooo:paragraph-rsid="00117afb"/>
    </style:style>
    <style:style style:name="P12" style:family="paragraph" style:parent-style-name="Standard">
      <style:text-properties officeooo:rsid="0013eadd" officeooo:paragraph-rsid="0013eadd"/>
    </style:style>
    <style:style style:name="P13" style:family="paragraph" style:parent-style-name="Standard">
      <style:text-properties officeooo:rsid="0013eadd" officeooo:paragraph-rsid="0016c556"/>
    </style:style>
    <style:style style:name="P14" style:family="paragraph" style:parent-style-name="Standard">
      <style:text-properties officeooo:rsid="0014f757" officeooo:paragraph-rsid="0014f757"/>
    </style:style>
    <style:style style:name="P15" style:family="paragraph" style:parent-style-name="Standard">
      <style:text-properties officeooo:rsid="001888a5" officeooo:paragraph-rsid="001888a5"/>
    </style:style>
    <style:style style:name="P16" style:family="paragraph" style:parent-style-name="Standard">
      <style:text-properties officeooo:rsid="00071480" officeooo:paragraph-rsid="00071480"/>
    </style:style>
    <style:style style:name="P17" style:family="paragraph" style:parent-style-name="Standard">
      <style:text-properties officeooo:rsid="000d37e5" officeooo:paragraph-rsid="00117afb"/>
    </style:style>
    <style:style style:name="P18" style:family="paragraph" style:parent-style-name="Standard">
      <style:text-properties officeooo:rsid="001a4b8e" officeooo:paragraph-rsid="001a4b8e"/>
    </style:style>
    <style:style style:name="P19" style:family="paragraph" style:parent-style-name="Standard">
      <style:text-properties officeooo:rsid="001acbeb" officeooo:paragraph-rsid="001acbeb"/>
    </style:style>
    <style:style style:name="P20" style:family="paragraph" style:parent-style-name="Standard">
      <style:text-properties officeooo:rsid="001bd922" officeooo:paragraph-rsid="001bd922"/>
    </style:style>
    <style:style style:name="P21" style:family="paragraph" style:parent-style-name="Standard">
      <style:text-properties fo:font-style="normal" officeooo:rsid="001acbeb" officeooo:paragraph-rsid="000b6c66" style:font-style-asian="normal" style:font-style-complex="normal"/>
    </style:style>
    <style:style style:name="P22" style:family="paragraph" style:parent-style-name="Standard">
      <style:text-properties fo:font-style="normal" officeooo:rsid="001acbeb" officeooo:paragraph-rsid="001acbeb" style:font-style-asian="normal" style:font-style-complex="normal"/>
    </style:style>
    <style:style style:name="P23" style:family="paragraph" style:parent-style-name="Standard">
      <style:text-properties fo:font-style="normal" officeooo:rsid="001acbeb" officeooo:paragraph-rsid="001bd922" style:font-style-asian="normal" style:font-style-complex="normal"/>
    </style:style>
    <style:style style:name="P24" style:family="paragraph" style:parent-style-name="Standard">
      <style:text-properties fo:font-style="normal" officeooo:rsid="001c4f81" officeooo:paragraph-rsid="001c4f81" style:font-style-asian="normal" style:font-style-complex="normal"/>
    </style:style>
    <style:style style:name="T1" style:family="text">
      <style:text-properties officeooo:rsid="00022b73"/>
    </style:style>
    <style:style style:name="T2" style:family="text">
      <style:text-properties officeooo:rsid="0005f64c"/>
    </style:style>
    <style:style style:name="T3" style:family="text">
      <style:text-properties officeooo:rsid="00060ce7"/>
    </style:style>
    <style:style style:name="T4" style:family="text">
      <style:text-properties officeooo:rsid="000978bd"/>
    </style:style>
    <style:style style:name="T5" style:family="text">
      <style:text-properties officeooo:rsid="000ab1b3"/>
    </style:style>
    <style:style style:name="T6" style:family="text">
      <style:text-properties officeooo:rsid="000d37e5"/>
    </style:style>
    <style:style style:name="T7" style:family="text">
      <style:text-properties officeooo:rsid="000d4f5d"/>
    </style:style>
    <style:style style:name="T8" style:family="text">
      <style:text-properties officeooo:rsid="0010660e"/>
    </style:style>
    <style:style style:name="T9" style:family="text">
      <style:text-properties officeooo:rsid="0010b8ce"/>
    </style:style>
    <style:style style:name="T10" style:family="text">
      <style:text-properties officeooo:rsid="0012e9cf"/>
    </style:style>
    <style:style style:name="T11" style:family="text">
      <style:text-properties officeooo:rsid="00143301"/>
    </style:style>
    <style:style style:name="T12" style:family="text">
      <style:text-properties officeooo:rsid="001acbeb"/>
    </style:style>
    <style:style style:name="T13" style:family="text">
      <style:text-properties fo:font-style="italic" officeooo:rsid="001acbeb"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acbeb" style:font-style-asian="normal" style:font-style-complex="normal"/>
    </style:style>
    <style:style style:name="T16" style:family="text">
      <style:text-properties officeooo:rsid="001c4f81"/>
    </style:style>
    <style:style style:name="T17" style:family="text">
      <style:text-properties officeooo:rsid="001dd1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DAC Notes </text:p>
      <text:p text:style-name="P1">May 3 2020</text:p>
      <text:p text:style-name="P1">Jerry Isdale</text:p>
      <text:p text:style-name="P1"/>
      <text:p text:style-name="P1">My backpack with both laptop and paper notebook were stolen from car today, so these are recreations from memory.</text:p>
      <text:p text:style-name="P10"/>
      <text:p text:style-name="P13"><text:span text:style-name="T11">Summary</text:span>:</text:p>
      <text:p text:style-name="P13">MODAC ran a kiln program to slumping temperature. <text:s/>Issues were noted and many fixed along the way. <text:s/>Some outstanding issues are with the MODAC hardware/software. <text:s/>Some of these can be fixed. Some are beyond the scope of the PoC contract, including the failure of the provided Leica distance sensor.</text:p>
      <text:p text:style-name="P12"/>
      <text:p text:style-name="P14">Detail</text:p>
      <text:p text:style-name="P14"/>
      <text:p text:style-name="P2">Yesterday’s test was a low temp run to test out the MODAC setup.</text:p>
      <text:p text:style-name="P2"/>
      <text:p text:style-name="P3">That test showed MODAC worked ok. It controlled the kiln through a ramp and hold to 100C properly. <text:s/>There were some issues that with the kiln control module. Mostly it had been set up to terminate a run when the slump distance was met, <text:span text:style-name="T3">not <text:s/>Hold For Time</text:span>. <text:s/>I fixed that Saturday on-site and later at home on my personal rPi setup. Code was synced thru GitHub. <text:s/><text:span text:style-name="T1">Additional issues were found with the kiln simulator code used to test the kiln control module.</text:span></text:p>
      <text:p text:style-name="P3"/>
      <text:p text:style-name="P16">During this test the original KISS kiln control software was recording temperatures. However, the program had a series of errors, and the front panel also showed an error code. <text:s/>The program would not exit cleanly – it kept putting <text:s/>up error dialog boxes. <text:s/>I had to shutdown the laptop to get it to die. <text:s/>I dont have the error codes. <text:s/>Those notes were in my notebook.</text:p>
      <text:p text:style-name="P2"/>
      <text:p text:style-name="P2">Today’s Test: <text:s/>Modac control kiln through high temp run</text:p>
      <text:p text:style-name="P2"/>
      <text:p text:style-name="P2">Kiln was prepared with a sheet of glass ready to slup by Joe Ritter. <text:s/><text:span text:style-name="T2">Glass was in there on saturday run.</text:span></text:p>
      <text:p text:style-name="P2"/>
      <text:p text:style-name="P4">I got onsite about noon and took a did a bit of setup and testing/tweaking. <text:s/>I tried the two Leica range finders but neither would stay on more than a few seconds. <text:s/>That ‘solution’ has cost us FAR too much time. <text:s/></text:p>
      <text:p text:style-name="P4"/>
      <text:p text:style-name="P4">Joe’s last KISS program, which I believe was used for slump test, was a two segment run. First was a ramp to 500 (or so) with hold for a few minutes. <text:s/>Second segment was a ramp to 620 and hold for 20min. <text:s text:c="2"/><text:span text:style-name="T5">I dont have a copy of the program handy.</text:span></text:p>
      <text:p text:style-name="P4"/>
      <text:p text:style-name="P5">The new modac control using ramp+hold only supports one segment. So <text:span text:style-name="T4"><text:s/>I setup a run to take the kiln to 620 and hold for 2min, </text:span>and started it about 1230/1300. <text:s/>Log files will have exact times. <text:s/><text:span text:style-name="T4">I didnt have the password to the KISS laptop until </text:span>about 1330/1400, at which point I started that the KISS running a similar program so it would follow along somewhat properly. It should have a good log file from the run.</text:p>
      <text:p text:style-name="P5"/>
      <text:p text:style-name="P7">MODAC ran the kiln up to 619.xx C. <text:span text:style-name="T7">The temperature reported on Bartlett front panel and in KISS seemed to be about 20C cooler during the ramp. <text:s/>When MODAC hit that almost-but-not-quite temp,</text:span> <text:s/><text:soft-page-break/>the PID <text:span text:style-name="T7">started toggling heat on/off quickly (2sec). <text:s/>The temperature was never reported over 619.5 and MODAC</text:span> never switched into HOLD State. <text:s text:c="2"/></text:p>
      <text:p text:style-name="P7"/>
      <text:p text:style-name="P7">This was due, in part, to the Time Step for PID loop being set to a very short 2sec – for last night’s simulation tests. <text:s/>I was able to change the Time Step and re-enable kiln control and get temperature to move up a bit above 620. <text:s/>However, this still did not trip the State Change to HOLD, because the comparison included an ‘epsilon’ factor to allow close but not exact. <text:s/>That <text:span text:style-name="T7">logic</text:span> was incorrect, and removing the epsilon was a trivial fix. <text:s/>MODAC was then able to continue the run, enter HOLD State, time that out, and properly cycle thru the END_RUN <text:span text:style-name="T8">state </text:span>and into IDLE state.</text:p>
      <text:p text:style-name="P6">Temperature began dropping slowly. <text:s text:c="2"/>At that point, I shut off power to the kiln, <text:span text:style-name="T9">leaving</text:span> MODAC and KISS to record the cool down, and <text:span text:style-name="T9">locked up the lab</text:span>. <text:s/>I will go back Monday AM to collect the logs.</text:p>
      <text:p text:style-name="P6"/>
      <text:p text:style-name="P8">*: <text:span text:style-name="T6">hold time seems to have an issue. <text:s/>It seemed to hold state for only a very short time (1-2minutes). I need to examine the code. However with the kiln had been holding at about 620C (per MODAC) for about 45-60 minutes by this time (given I was fixing above issues). <text:s/></text:span></text:p>
      <text:p text:style-name="P8"/>
      <text:p text:style-name="P17">Hopefully this was enough time and high enough temperature to slump the glass.</text:p>
      <text:p text:style-name="P9">If it worked, then we have a proof of concept test for MODAC. <text:s/>There is a long list of Issues, both hardware and software, but most features have been demonstrated at some point. Power to the two fans (exhaust and support) was shown to work earlier. A more elaborate scripting of temperature, time, distance, fans, etc. is definitely needed but agreed beyond scope early in the project. <text:s/></text:p>
      <text:p text:style-name="P9"/>
      <text:p text:style-name="P9">The Leica distance sensor is very problematic. <text:s/>We had it working with MODAC last year, and noted it was flaky. The unit would go to sleep after some period of time and need direct manual intervention to restart it. <text:s/>This weekend both the ac/dc powered unit and the battery powered ones <text:s/>failed to stay on more than a few seconds. <text:s/>The lack of a viable distance sensor is problematic for the primary reason for this whole exercise. <text:s/>(slump glass a predetermined amount <text:span text:style-name="T10">without building a mold)</text:span></text:p>
      <text:p text:style-name="P11"/>
      <text:p text:style-name="P15">Issues with MODAC will be another write up. <text:s/>Documentation is probably the largest outstanding deliverable.</text:p>
      <text:p text:style-name="P15"/>
      <text:p text:style-name="P6">-----------------</text:p>
      <text:p text:style-name="P18">July 21, 2020</text:p>
      <text:p text:style-name="P18"/>
      <text:p text:style-name="P18">New box purchased for Kiln Adjacent hardware. Gonna need to figure best way to connect to thermocouples.</text:p>
      <text:p text:style-name="P18"/>
      <text:p text:style-name="P18">PC Client ran into issue with Python on Windows 10 (also issue with IfA having a Win10 machine available). <text:s/>There are several versions of python on Win10 that use different Package Distribution. <text:s/>While the pip approach is common on Linux, and used for all the stuff we use there, <text:s/>wsys2 and wing is the only place that GTK+/Gobject is distributed for Win10. Unfortunately pynng isnt available there, and neither is <text:span text:style-name="T12">trio. <text:s/>So the GTK gui we built wont build there.</text:span></text:p>
      <text:p text:style-name="P18"/>
      <text:p text:style-name="P19">Making networking work to Client:</text:p>
      <text:p text:style-name="P19">* set the eth0 to have hard coded ip address 192.168.0.10</text:p>
      <text:p text:style-name="P6">* <text:span text:style-name="T12">in /</text:span><text:span text:style-name="T13">etc/</text:span><text:span text:style-name="T15">dhcpcd.conf set eth 0</text:span></text:p>
      <text:p text:style-name="P21"><text:tab/>metric 300</text:p>
      <text:p text:style-name="P21"><text:tab/>interface wlan0</text:p>
      <text:p text:style-name="P21"><text:tab/>metric 200</text:p>
      <text:p text:style-name="P22"><text:soft-page-break/>lower number will be used for internet access (wifi) and wired net will got to switch and client</text:p>
      <text:p text:style-name="P22"/>
      <text:p text:style-name="P20"><text:span text:style-name="T14">need to document </text:span><text:span text:style-name="T15"><text:s/>/</text:span><text:span text:style-name="T13">etc/</text:span><text:span text:style-name="T15">dhcpcd.conf</text:span></text:p>
      <text:p text:style-name="P23"/>
      <text:p text:style-name="P23">--- <text:span text:style-name="T16">7/23</text:span></text:p>
      <text:p text:style-name="P24">1) TK + trio may work for doing async gui+network</text:p>
      <text:p text:style-name="P24">or might be able to insert <text:s/>client check into TK loop</text:p>
      <text:p text:style-name="P24">2) trio click tool makes command line tools w/auto doc, etc</text:p>
      <text:p text:style-name="P24">3) weird behavior of kiln in Ritter Run - <text:s/>modac temps read 28deg, but it went to 900+ and melted glass really bad.</text:p>
      <text:p text:style-name="P24">Not sure why it read 28deg – quick look thru logs didnt show much, need more.</text:p>
      <text:p text:style-name="P24">I did see that all the relays were on – <text:span text:style-name="T17">incl <text:s/>12v power supply, so kiln went hot when I turned its wall breaker back on. <text:s text:c="2"/>Not Good.</text:span></text:p>
      <text:p text:style-name="P24"/>
      <text:p text:style-name="P24">Maybe we need a safety check that if a run is happening, <text:s/>heating but no change in temp over N minutes? <text:s/>Especially if temp &lt; 100C. <text:s text:c="2"/>Kiln should get to 100C fairly quickly. (20-30min?)</text:p>
      <text:p text:style-name="P24"/>
      <text:p text:style-name="P24"/>
      <text:p text:style-name="P5"/>
      <text:p text:style-name="P2"/>
      <text:p text:style-name="P2"/>
      <text:p text:style-name="P2"/>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0-07-23T19:25:07.535000000</dc:date>
    <meta:editing-duration>PT4H20M36S</meta:editing-duration>
    <meta:editing-cycles>29</meta:editing-cycles>
    <meta:document-statistic meta:table-count="0" meta:image-count="0" meta:object-count="0" meta:page-count="3" meta:paragraph-count="43" meta:word-count="1153" meta:character-count="6394" meta:non-whitespace-character-count="5213"/>
  </office:meta>
</office:document-meta>
</file>